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1c3f" officeooo:paragraph-rsid="00151c3f"/>
    </style:style>
    <style:style style:name="P2" style:family="paragraph" style:parent-style-name="Standard">
      <style:text-properties officeooo:rsid="00195648" officeooo:paragraph-rsid="00195648"/>
    </style:style>
    <style:style style:name="P3" style:family="paragraph" style:parent-style-name="Standard">
      <style:text-properties officeooo:rsid="001a7f7c" officeooo:paragraph-rsid="001a7f7c"/>
    </style:style>
    <style:style style:name="P4" style:family="paragraph" style:parent-style-name="Standard">
      <style:text-properties officeooo:rsid="001c2aba" officeooo:paragraph-rsid="001c2a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ctica ISI</text:p>
      <text:p text:style-name="P1"/>
      <text:p text:style-name="P1">Vamos a relaizar las comprobaciones para el programa de embotelladoras, comenzamos con nuestro codigo, parece comprobar todas las posibilidades y funcionar correctamente.</text:p>
      <text:p text:style-name="P1"/>
      <text:p text:style-name="P1">Apayol</text:p>
      <text:p text:style-name="P1">Estudiamos ahora el código 1 de mis compañeros, a primera vista hacemos cambios basicos, nombre de paquete y alguna variable que no parec necesaria. En nuestros test, controlamos algunas excepciones que ellos lanzan y nosotros no cuando hay valores negativos para ciertas variables. </text:p>
      <text:p text:style-name="P1">Simplemente aplicamos un try: catch(Exception e) . Por otro lado, ellos valoan opciones exclusivas para las posibilidades de 0, pero realmente su codigo mas enrevesado y se podria hacer sin estas, por lo que no realizamos comprobaciones exactas sobre este, ya que deberia proceder normal con los litros, ningun litro a añadir, 0 botellas necesarias o no suficietes pequeñas y/o grandes si son estos los valores de 0, pues son valores validos.</text:p>
      <text:p text:style-name="P1"/>
      <text:p text:style-name="P2">LopezAlonsoVictor</text:p>
      <text:p text:style-name="P2">En el siguiente caso el codigo parce mas simple y parecido al nuestro, no parece mosrtrar ningun problema de compilación, ni ninguna excepción que no estemos controlando ya. Lanzamos el test y parece recorrer todo el codigo sin ningun problema y pasar todos los test sin problema.</text:p>
      <text:p text:style-name="P2"/>
      <text:p text:style-name="P3">Nshadra</text:p>
      <text:p text:style-name="P3">Muy similar al caso anterior, ejecutamos el test, recorre todo el programa y lo supera sin problemas, damos el okey.</text:p>
      <text:p text:style-name="P3"/>
      <text:p text:style-name="P4">Malozanom </text:p>
      <text:p text:style-name="P4">Lanzamos los test sin nigun problema y alguno fallo, parece presentar un error cuando se le pasan 0 litros, lo que desde nuestro punto de vista deberia decir que hacen falta 0 botellas pequeñas parece dar un error en su caso y cuando hay mas botellas grandes de las necesarias, tambien parece dar un error, lo cual es iógic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01:11:34.677414714</meta:creation-date>
    <dc:date>2018-12-05T01:57:08.381631222</dc:date>
    <meta:editing-duration>PT25M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269" meta:character-count="1669" meta:non-whitespace-character-count="1408"/>
  </office:meta>
</office:document-meta>
</file>